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20pt" fo:font-weight="bold" officeooo:rsid="0003e819" officeooo:paragraph-rsid="0003e819" style:font-size-asian="17.5pt" style:font-weight-asian="bold" style:font-size-complex="20pt" style:font-weight-complex="bold"/>
    </style:style>
    <style:style style:name="T1" style:family="text">
      <style:text-properties officeooo:rsid="000525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<text:s text:c="4"/>{</text:p>
      <text:p text:style-name="Standard"><text:s text:c="4"/>int a[6],count=0,n,i,x,time=0,space=0;</text:p>
      <text:p text:style-name="Standard"><text:s text:c="4"/>printf("Enter the number of elements");</text:p>
      <text:p text:style-name="Standard"><text:s text:c="4"/>scanf("%d",&amp;n);</text:p>
      <text:p text:style-name="Standard"><text:s text:c="4"/>time+=2;</text:p>
      <text:p text:style-name="Standard"><text:s text:c="4"/>space=9*4;</text:p>
      <text:p text:style-name="Standard"><text:s text:c="4"/>time++;</text:p>
      <text:p text:style-name="Standard"><text:s text:c="4"/>printf("enter the elements");</text:p>
      <text:p text:style-name="Standard"><text:s text:c="4"/>for(i=0;i&lt;n;i++)</text:p>
      <text:p text:style-name="Standard"><text:s text:c="6"/>{</text:p>
      <text:p text:style-name="Standard"><text:s text:c="6"/>scanf("%d",&amp;a[i]);</text:p>
      <text:p text:style-name="Standard"><text:s text:c="6"/>}</text:p>
      <text:p text:style-name="Standard"><text:s text:c="6"/>time++;</text:p>
      <text:p text:style-name="Standard"><text:s text:c="5"/>printf("Enter the number of search=");</text:p>
      <text:p text:style-name="Standard"><text:s text:c="5"/>scanf("%d",&amp;x);</text:p>
      <text:p text:style-name="Standard"><text:s text:c="5"/>time+=2;</text:p>
      <text:p text:style-name="Standard"><text:s text:c="5"/>for(i=0;i&lt;n;i++)</text:p>
      <text:p text:style-name="Standard"><text:s text:c="6"/>{</text:p>
      <text:p text:style-name="Standard"><text:s text:c="7"/>if(x==a[i])</text:p>
      <text:p text:style-name="Standard"><text:s text:c="7"/>{</text:p>
      <text:p text:style-name="Standard"><text:s text:c="7"/>printf("Position %d\n",i+1);</text:p>
      <text:p text:style-name="Standard"><text:s text:c="7"/>count=1;</text:p>
      <text:p text:style-name="Standard"><text:s text:c="7"/>}</text:p>
      <text:p text:style-name="Standard"><text:s text:c="6"/>}</text:p>
      <text:p text:style-name="Standard"><text:s text:c="6"/>time++;</text:p>
      <text:p text:style-name="Standard"><text:s text:c="6"/>if (count==0)</text:p>
      <text:p text:style-name="Standard"><text:s text:c="6"/>{</text:p>
      <text:p text:style-name="Standard"><text:s text:c="6"/>printf("The element is not found\n");</text:p>
      <text:p text:style-name="Standard"><text:s text:c="6"/>}</text:p>
      <text:p text:style-name="Standard"><text:s text:c="6"/>else</text:p>
      <text:p text:style-name="Standard"><text:s text:c="6"/>{</text:p>
      <text:p text:style-name="Standard"><text:s text:c="6"/>printf("The element is found\n");</text:p>
      <text:p text:style-name="Standard"><text:s text:c="6"/>}</text:p>
      <text:p text:style-name="Standard"><text:s text:c="6"/>time+=5;</text:p>
      <text:p text:style-name="Standard"><text:s text:c="6"/>printf("Time complexity %d\n",time);</text:p>
      <text:p text:style-name="Standard"><text:s text:c="6"/>printf("Space complexity %d",space);</text:p>
      <text:p text:style-name="Standard"><text:s text:c="4"/>} 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20pt" fo:font-weight="bold" officeooo:rsid="0003e819" officeooo:paragraph-rsid="0003e819" style:font-size-asian="17.5pt" style:font-weight-asian="bold" style:font-size-complex="20pt" style:font-weight-complex="bold"/>
    </style:style>
    <style:style style:name="MT1" style:family="text">
      <style:text-properties officeooo:rsid="0005253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15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LINEAR SEARCH<text:span text:style-name="MT1">RINT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2T04:25:33.359479859</meta:creation-date>
    <dc:date>2024-08-12T04:31:34.970424944</dc:date>
    <meta:editing-duration>PT6M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40" meta:word-count="66" meta:character-count="747" meta:non-whitespace-character-count="516"/>
  </office:meta>
</office:document-meta>
</file>